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193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56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27cm" fo:min-width="1.62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2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5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628cm" fo:min-width="2.803cm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43cm" svg:height="1.309cm" svg:x="8.874cm" svg:y="2.524cm">
          <draw:text-box>
            <text:p><text:span text:style-name="T1">Syst</text:span><text:span text:style-name="T1">em </text:span><text:span text:style-name="T1">Archi</text:span><text:span text:style-name="T1">tectu</text:span><text:span text:style-name="T1">re</text:span></text:p>
          </draw:text-box>
        </draw:frame>
        <draw:custom-shape draw:style-name="gr2" draw:text-style-name="P2" draw:layer="layout" svg:width="3.937cm" svg:height="1.905cm" svg:x="13.547cm" svg:y="5.40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2.746cm" svg:height="1.047cm" svg:x="14.129cm" svg:y="6.176cm">
          <draw:text-box>
            <text:p text:style-name="P3"><text:span text:style-name="T2">Trip Details </text:span><text:span text:style-name="T2"><text:line-break/></text:span><text:span text:style-name="T2">App</text:span></text:p>
          </draw:text-box>
        </draw:frame>
        <draw:frame draw:style-name="gr4" draw:text-style-name="P5" draw:layer="layout" svg:width="2.068cm" svg:height="0.577cm" svg:x="13.574cm" svg:y="5.431cm">
          <draw:text-box>
            <text:p><text:span text:style-name="T3">Process 1</text:span></text:p>
          </draw:text-box>
        </draw:frame>
        <draw:custom-shape draw:style-name="gr2" draw:text-style-name="P2" draw:layer="layout" svg:width="3.937cm" svg:height="1.905cm" svg:x="13.547cm" svg:y="7.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3.574cm" svg:y="7.717cm">
          <draw:text-box>
            <text:p><text:span text:style-name="T3">Process 2</text:span></text:p>
          </draw:text-box>
        </draw:frame>
        <draw:custom-shape draw:style-name="gr2" draw:text-style-name="P2" draw:layer="layout" svg:width="3.937cm" svg:height="1.905cm" svg:x="13.547cm" svg:y="9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3.574cm" svg:y="9.876cm">
          <draw:text-box>
            <text:p><text:span text:style-name="T3">Process 3</text:span></text:p>
          </draw:text-box>
        </draw:frame>
        <draw:custom-shape draw:style-name="gr2" draw:text-style-name="P2" draw:layer="layout" svg:width="3.937cm" svg:height="1.905cm" svg:x="13.547cm" svg:y="11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068cm" svg:height="0.577cm" svg:x="13.574cm" svg:y="11.908cm">
          <draw:text-box>
            <text:p><text:span text:style-name="T3">Process 4</text:span></text:p>
          </draw:text-box>
        </draw:frame>
        <draw:custom-shape draw:style-name="gr2" draw:text-style-name="P2" draw:layer="layout" svg:width="3.937cm" svg:height="1.905cm" svg:x="13.547cm" svg:y="15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2.128cm" svg:height="0.577cm" svg:x="13.574cm" svg:y="15.21cm">
          <draw:text-box>
            <text:p><text:span text:style-name="T3">Process N</text:span></text:p>
          </draw:text-box>
        </draw:frame>
        <draw:custom-shape draw:style-name="gr6" draw:text-style-name="P2" draw:layer="layout" svg:width="3.201cm" svg:height="1.905cm" svg:x="6.689cm" svg:y="8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3.074cm" svg:height="1.047cm" svg:x="6.689cm" svg:y="9.655cm">
          <draw:text-box>
            <text:p text:style-name="P3"><text:span text:style-name="T2">Main Process</text:span></text:p>
          </draw:text-box>
        </draw:frame>
        <draw:frame draw:style-name="gr4" draw:text-style-name="P5" draw:layer="layout" svg:width="2.068cm" svg:height="0.577cm" svg:x="6.716cm" svg:y="8.901cm">
          <draw:text-box>
            <text:p><text:span text:style-name="T3">Process 0</text:span></text:p>
          </draw:text-box>
        </draw:frame>
        <draw:frame draw:style-name="gr8" draw:text-style-name="P6" draw:layer="layout" svg:width="4.318cm" svg:height="1.778cm" svg:x="6.588cm" svg:y="11.074cm">
          <draw:text-box>
            <text:p><text:span text:style-name="T4">The main process will redirect the request to a child process that is not busy.</text:span></text:p>
          </draw:text-box>
        </draw:frame>
        <draw:frame draw:style-name="gr9" draw:text-style-name="P6" draw:layer="layout" svg:width="7.747cm" svg:height="2.286cm" svg:x="11.922cm" svg:y="17.383cm">
          <draw:text-box>
            <text:p><text:span text:style-name="T4">There will be N processes that will handle, with N being the number of CPUs on the host machine. Each process will also parse the data from the database</text:span></text:p>
          </draw:text-box>
        </draw:frame>
        <draw:frame draw:style-name="gr10" draw:text-style-name="P6" draw:layer="layout" svg:width="4.318cm" svg:height="2.435cm" svg:x="19.669cm" svg:y="14.208cm">
          <draw:text-box>
            <text:p><text:span text:style-name="T4">Each request will query the database to obtain trip details, such as trip information, stop locations, etc.</text:span></text:p>
          </draw:text-box>
        </draw:frame>
        <draw:custom-shape draw:style-name="gr11" draw:text-style-name="P7" draw:layer="layout" svg:width="1.524cm" svg:height="0.889cm" svg:x="1.635cm" svg:y="5.826cm">
          <text:p text:style-name="P3"><text:span text:style-name="T3">Client 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6.969cm">
          <text:p text:style-name="P3"><text:span text:style-name="T3">Client 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8.239cm">
          <text:p text:style-name="P3"><text:span text:style-name="T3">Client 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9.509cm">
          <text:p text:style-name="P3"><text:span text:style-name="T3">Client 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0.779cm">
          <text:p text:style-name="P3"><text:span text:style-name="T3">Client 5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2.049cm">
          <text:p text:style-name="P3"><text:span text:style-name="T3">Client 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3.192cm">
          <text:p text:style-name="P3"><text:span text:style-name="T3">Client 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4.462cm">
          <text:p text:style-name="P3"><text:span text:style-name="T3">Client 8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24cm" svg:height="0.889cm" svg:x="1.635cm" svg:y="16.748cm">
          <text:p text:style-name="P3"><text:span text:style-name="T3">Client M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035cm" svg:height="0.848cm" svg:x="1.889cm" svg:y="15.519cm">
          <draw:text-box>
            <text:p>...</text:p>
          </draw:text-box>
        </draw:frame>
        <draw:frame draw:style-name="gr12" draw:text-style-name="P8" draw:layer="layout" svg:width="1.035cm" svg:height="0.848cm" svg:x="14.951cm" svg:y="14.122cm">
          <draw:text-box>
            <text:p>...</text:p>
          </draw:text-box>
        </draw:frame>
        <draw:line draw:style-name="gr13" draw:text-style-name="P9" draw:layer="layout" svg:x1="3.159cm" svg:y1="6.207cm" svg:x2="6.588cm" svg:y2="9.763cm">
          <text:p/>
        </draw:line>
        <draw:line draw:style-name="gr13" draw:text-style-name="P9" draw:layer="layout" svg:x1="3.159cm" svg:y1="7.35cm" svg:x2="6.588cm" svg:y2="9.763cm">
          <text:p/>
        </draw:line>
        <draw:line draw:style-name="gr13" draw:text-style-name="P9" draw:layer="layout" svg:x1="3.159cm" svg:y1="8.62cm" svg:x2="6.715cm" svg:y2="9.89cm">
          <text:p/>
        </draw:line>
        <draw:line draw:style-name="gr13" draw:text-style-name="P9" draw:layer="layout" svg:x1="3.159cm" svg:y1="9.89cm" svg:x2="6.588cm" svg:y2="9.763cm">
          <text:p/>
        </draw:line>
        <draw:line draw:style-name="gr13" draw:text-style-name="P9" draw:layer="layout" svg:x1="3.159cm" svg:y1="11.16cm" svg:x2="6.715cm" svg:y2="9.763cm">
          <text:p/>
        </draw:line>
        <draw:line draw:style-name="gr13" draw:text-style-name="P9" draw:layer="layout" svg:x1="3.159cm" svg:y1="12.43cm" svg:x2="6.715cm" svg:y2="9.763cm">
          <text:p/>
        </draw:line>
        <draw:line draw:style-name="gr13" draw:text-style-name="P9" draw:layer="layout" svg:x1="3.159cm" svg:y1="13.573cm" svg:x2="6.715cm" svg:y2="9.763cm">
          <text:p/>
        </draw:line>
        <draw:line draw:style-name="gr13" draw:text-style-name="P9" draw:layer="layout" svg:x1="3.159cm" svg:y1="14.843cm" svg:x2="6.715cm" svg:y2="9.763cm">
          <text:p/>
        </draw:line>
        <draw:line draw:style-name="gr13" draw:text-style-name="P9" draw:layer="layout" svg:x1="3.159cm" svg:y1="17.129cm" svg:x2="6.715cm" svg:y2="9.89cm">
          <text:p/>
        </draw:line>
        <draw:line draw:style-name="gr13" draw:text-style-name="P9" draw:layer="layout" svg:x1="9.89cm" svg:y1="9.763cm" svg:x2="13.573cm" svg:y2="6.334cm">
          <text:p/>
        </draw:line>
        <draw:line draw:style-name="gr13" draw:text-style-name="P9" draw:layer="layout" svg:x1="9.89cm" svg:y1="9.763cm" svg:x2="13.446cm" svg:y2="8.62cm">
          <text:p/>
        </draw:line>
        <draw:line draw:style-name="gr13" draw:text-style-name="P9" draw:layer="layout" svg:x1="9.89cm" svg:y1="9.89cm" svg:x2="13.573cm" svg:y2="10.779cm">
          <text:p/>
        </draw:line>
        <draw:line draw:style-name="gr13" draw:text-style-name="P9" draw:layer="layout" svg:x1="9.89cm" svg:y1="9.89cm" svg:x2="13.573cm" svg:y2="12.811cm">
          <text:p/>
        </draw:line>
        <draw:line draw:style-name="gr13" draw:text-style-name="P9" draw:layer="layout" svg:x1="9.89cm" svg:y1="9.89cm" svg:x2="13.573cm" svg:y2="16.24cm">
          <text:p/>
        </draw:line>
        <draw:frame draw:style-name="gr14" draw:text-style-name="P6" draw:layer="layout" svg:width="4.191cm" svg:height="1.397cm" svg:x="1.381cm" svg:y="18.145cm">
          <draw:text-box>
            <text:p><text:span text:style-name="T4">There will be M requests made to the same endpoint</text:span></text:p>
          </draw:text-box>
        </draw:frame>
        <draw:line draw:style-name="gr13" draw:text-style-name="P9" draw:layer="layout" svg:x1="17.51cm" svg:y1="6.334cm" svg:x2="20.685cm" svg:y2="8.62cm">
          <text:p/>
        </draw:line>
        <draw:line draw:style-name="gr13" draw:text-style-name="P9" draw:layer="layout" svg:x1="17.51cm" svg:y1="8.62cm" svg:x2="20.558cm" svg:y2="9.255cm">
          <text:p/>
        </draw:line>
        <draw:line draw:style-name="gr13" draw:text-style-name="P9" draw:layer="layout" svg:x1="17.51cm" svg:y1="10.779cm" svg:x2="20.431cm" svg:y2="10.144cm">
          <text:p/>
        </draw:line>
        <draw:line draw:style-name="gr13" draw:text-style-name="P9" draw:layer="layout" svg:x1="17.51cm" svg:y1="12.811cm" svg:x2="20.685cm" svg:y2="11.287cm">
          <text:p/>
        </draw:line>
        <draw:line draw:style-name="gr13" draw:text-style-name="P9" draw:layer="layout" svg:x1="17.51cm" svg:y1="16.113cm" svg:x2="21.447cm" svg:y2="12.303cm">
          <text:p/>
        </draw:line>
        <draw:frame draw:style-name="gr3" draw:text-style-name="P4" draw:layer="layout" svg:width="2.746cm" svg:height="1.047cm" svg:x="14.208cm" svg:y="8.493cm">
          <draw:text-box>
            <text:p text:style-name="P3"><text:span text:style-name="T2">Trip Details </text:span><text:span text:style-name="T2"><text:line-break/></text:span><text:span text:style-name="T2">App</text:span></text:p>
          </draw:text-box>
        </draw:frame>
        <draw:frame draw:style-name="gr3" draw:text-style-name="P4" draw:layer="layout" svg:width="2.746cm" svg:height="1.047cm" svg:x="14.208cm" svg:y="10.652cm">
          <draw:text-box>
            <text:p text:style-name="P3"><text:span text:style-name="T2">Trip Details </text:span><text:span text:style-name="T2"><text:line-break/></text:span><text:span text:style-name="T2">App</text:span></text:p>
          </draw:text-box>
        </draw:frame>
        <draw:frame draw:style-name="gr3" draw:text-style-name="P4" draw:layer="layout" svg:width="2.746cm" svg:height="1.047cm" svg:x="14.081cm" svg:y="12.684cm">
          <draw:text-box>
            <text:p text:style-name="P3"><text:span text:style-name="T2">Trip Details </text:span><text:span text:style-name="T2"><text:line-break/></text:span><text:span text:style-name="T2">App</text:span></text:p>
          </draw:text-box>
        </draw:frame>
        <draw:frame draw:style-name="gr3" draw:text-style-name="P4" draw:layer="layout" svg:width="2.746cm" svg:height="1.047cm" svg:x="14.002cm" svg:y="15.986cm">
          <draw:text-box>
            <text:p text:style-name="P3"><text:span text:style-name="T2">Trip Details </text:span><text:span text:style-name="T2"><text:line-break/></text:span><text:span text:style-name="T2">App</text:span></text:p>
          </draw:text-box>
        </draw:frame>
        <draw:custom-shape draw:style-name="gr15" draw:text-style-name="P11" draw:layer="layout" svg:width="3.302cm" svg:height="3.556cm" svg:x="21.955cm" svg:y="8.62cm">
          <text:p text:style-name="P10"><text:span text:style-name="T5">MongoDB</text:span><text:span text:style-name="T5"><text:line-break/></text:span><text:span text:style-name="T5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5:13:39.905809006</dc:date>
    <meta:editing-duration>PT55M17S</meta:editing-duration>
    <meta:editing-cycles>19</meta:editing-cycles>
    <meta:generator>LibreOffice/6.0.6.2$Linux_X86_64 LibreOffice_project/0c292870b25a325b5ed35f6b45599d2ea4458e77</meta:generator>
    <meta:document-statistic meta:object-count="54"/>
  </office:meta>
</office:document-meta>
</file>